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Droid Sans" svg:font-family="Droid Sans" style:font-family-generic="swiss" style:font-pitch="variable"/>
    <style:font-face style:name="Charter" svg:font-family="Charter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DejaVu Serif" svg:font-family="DejaVu Serif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language-complex="ar" style:country-complex="SA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style="italic" style:font-style-asian="italic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id="id0" draw:style-name="a0" draw:name="Markoa5" text:anchor-type="paragraph" svg:x="2.748in" svg:y="9.3783in" svg:width="0.78681in" svg:height="0.19583in" style:rel-width="scale" style:rel-height="scale"><draw:text-box><text:p text:style-name="Caption">UEU, Eibar</text:p><text:p text:style-name="Caption">2010eko azaroa</text:p></draw:text-box><svg:title/><svg:desc/></draw:frame></text:span><text:span text:style-name="T3">menuko</text:span><text:s/><text:span text:style-name="SourceText">Itxura</text:span><text:s/><text:span text:style-name="T4">aukerarekin</text:spa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Droid Sans" svg:font-family="Droid Sans" style:font-family-generic="swiss" style:font-pitch="variable"/>
    <style:font-face style:name="Charter" svg:font-family="Charter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DejaVu Serif" svg:font-family="DejaVu Serif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SG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Droid Sans" style:font-name-asian="Droid Sans" style:font-name-complex="Droid Sans"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Droid Sans" style:font-name-asian="Droid Sans" style:font-name-complex="Droid Sans"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Droid Sans" style:font-name-asian="Droid Sans" style:font-name-complex="Droid Sans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style:font-name="Droid Sans" style:font-name-asian="Droid Sans" style:font-name-complex="Droid Sans"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style:font-name="Charter" style:font-name-asian="Charter" style:font-name-complex="Charter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Heading7" style:display-name="Heading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prefix=" " style:num-format="1">
        <style:list-level-properties text:space-before="0in" text:min-label-width="0.3187in" text:list-level-position-and-space-mode="label-alignment">
          <style:list-level-label-alignment text:label-followed-by="listtab" fo:margin-left="0.3187in" fo:text-indent="-0.3187in"/>
        </style:list-level-properties>
      </text:list-level-style-number>
      <text:list-level-style-number text:level="2" style:num-prefix=" " style:num-format="1" text:display-levels="2">
        <style:list-level-properties text:space-before="0in" text:min-label-width="0.5395in" text:list-level-position-and-space-mode="label-alignment">
          <style:list-level-label-alignment text:label-followed-by="listtab" fo:margin-left="0.5395in" fo:text-indent="-0.5395in"/>
        </style:list-level-properties>
      </text:list-level-style-number>
      <text:list-level-style-number text:level="3" style:num-prefix=" " style:num-format="1" text:display-levels="3">
        <style:list-level-properties text:space-before="0in" text:min-label-width="0.4409in" text:list-level-position-and-space-mode="label-alignment">
          <style:list-level-label-alignment text:label-followed-by="listtab" fo:margin-left="0.4409in" fo:text-indent="-0.4409in"/>
        </style:list-level-properties>
      </text:list-level-style-number>
      <text:list-level-style-number text:level="4" style:num-pre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text-align="center" fo:margin-top="0.0833in" fo:margin-bottom="0.0833in"/>
      <style:text-properties style:font-name="Droid Sans" style:font-name-asian="Droid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 fo:text-align="center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Droid Sans" style:font-name-asian="Droid Sans" style:font-name-complex="Droid Sans" fo:font-size="9pt" style:font-size-asian="9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name="Droid Sans" style:font-name-asian="Droid Sans" style:font-name-complex="Droid Sans" fo:font-weight="bold" style:font-weight-asian="bold" style:font-weight-complex="bold" fo:font-size="28pt" style:font-size-asian="28pt" style:font-size-complex="16pt" fo:hyphenate="false"/>
    </style:style>
    <style:style style:name="Contents1" style:display-name="Contents 1" style:family="paragraph" style:parent-style-name="Index">
      <style:paragraph-properties fo:line-height="150%" fo:margin-left="0.1965in">
        <style:tab-stops>
          <style:tab-stop style:type="right" style:leader-style="dotted" style:leader-text="." style:position="6.6923in"/>
        </style:tab-stops>
      </style:paragraph-properties>
      <style:text-properties style:font-name="Droid Sans" style:font-name-asian="Droid Sans" style:font-name-complex="Droid Sans" fo:hyphenate="false"/>
    </style:style>
    <style:style style:name="Contents2" style:display-name="Contents 2" style:family="paragraph" style:parent-style-name="Index">
      <style:paragraph-properties fo:line-height="150%" fo:margin-left="0.3937in">
        <style:tab-stops>
          <style:tab-stop style:type="right" style:leader-style="dotted" style:leader-text="." style:position="6.4958in"/>
        </style:tab-stops>
      </style:paragraph-properties>
      <style:text-properties style:font-name="Droid Sans" style:font-name-asian="Droid Sans" style:font-name-complex="Droid Sans" fo:font-size="11pt" style:font-size-asian="11pt" fo:hyphenate="false"/>
    </style:style>
    <style:style style:name="Contents3" style:display-name="Contents 3" style:family="paragraph" style:parent-style-name="Index">
      <style:paragraph-properties fo:line-height="150%" fo:margin-left="0.5118in">
        <style:tab-stops>
          <style:tab-stop style:type="right" style:leader-style="dotted" style:leader-text="." style:position="6.2993in"/>
        </style:tab-stops>
      </style:paragraph-properties>
      <style:text-properties style:font-name="Droid Sans" style:font-name-asian="Droid Sans" style:font-name-complex="Droid Sans" fo:font-size="10.5pt" style:font-size-asian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Droid Sans" style:font-name-asian="Droid Sans" style:font-name-complex="Droid Sans" fo:font-size="10pt" style:font-size-asian="10pt" fo:hyphenate="false"/>
    </style:style>
    <style:style style:name="Curriculumatala" style:display-name="Curriculum atala" style:family="paragraph" style:parent-style-name="Textbody">
      <style:text-properties style:font-name="Droid Sans" style:font-name-asian="Droid Sans" style:font-name-complex="Droid Sans" fo:font-size="14pt" style:font-size-asian="14pt" fo:hyphenate="false"/>
    </style:style>
    <style:style style:name="Curriculumlerroa" style:display-name="Curriculum lerroa" style:family="paragraph" style:parent-style-name="TableContents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name="Droid Sans" style:font-name-asian="Droid Sans" style:font-name-complex="Droid Sans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R-ereitea" style:display-name="R-ereitea" style:family="paragraph" style:parent-style-name="TableContents">
      <style:paragraph-properties fo:background-color="#FFD320"/>
      <style:text-properties fo:hyphenate="false"/>
    </style:style>
    <style:style style:name="R-aldatzea" style:display-name="R-aldatzea" style:family="paragraph" style:parent-style-name="R-ereitea">
      <style:paragraph-properties fo:background-color="#3366A6"/>
      <style:text-properties fo:hyphenate="false"/>
    </style:style>
    <style:style style:name="R-biltzea" style:display-name="R-biltzea" style:family="paragraph" style:parent-style-name="R-aldatzea">
      <style:paragraph-properties fo:background-color="#AECF00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font-style="italic" style:font-style-asian="italic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Index1" style:display-name="Index 1" style:family="paragraph" style:parent-style-name="Index"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style:font-name="Droid Sans" style:font-name-asian="Droid Sans" style:font-name-complex="Droid Sans" fo:font-weight="bold" style:font-weight-asian="bold" style:font-weight-complex="bold" fo:font-size="36pt" style:font-size-asian="36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rudia" style:display-name="Irudia" style:family="paragraph" style:parent-style-name="Textbody">
      <style:paragraph-properties fo:border="0.0034in solid #000000" fo:padding="0.0138in" style:shadow="none" fo:text-align="center"/>
      <style:text-properties style:font-name="Droid Sans" style:font-name-asian="Droid Sans" style:font-name-complex="Droid Sans" fo:font-size="10pt" style:font-size-asian="10pt" fo:hyphenate="false"/>
    </style:style>
    <style:style style:name="Irudi-oin" style:display-name="Irudi-oin" style:family="paragraph" style:parent-style-name="Textbody">
      <style:paragraph-properties fo:text-align="center"/>
      <style:text-properties style:font-name="Droid Sans" style:font-name-asian="Droid Sans" style:font-name-complex="Droid Sans" fo:font-weight="bold" style:font-weight-asian="bold" fo:font-style="italic" style:font-style-asian="italic" style:font-style-complex="italic" fo:font-size="10pt" style:font-size-asian="10pt" fo:hyphenate="false"/>
    </style:style>
    <style:style style:name="Contents4" style:display-name="Contents 4" style:family="paragraph" style:parent-style-name="Index">
      <style:paragraph-properties fo:line-height="150%" fo:margin-left="0.5895in">
        <style:tab-stops>
          <style:tab-stop style:type="right" style:leader-style="dotted" style:leader-text="." style:position="6.1034in"/>
        </style:tab-stops>
      </style:paragraph-properties>
      <style:text-properties style:font-name="Droid Sans" style:font-name-asian="Droid Sans" style:font-name-complex="Droid Sans" fo:font-size="10.5pt" style:font-size-asian="10.5pt" fo:hyphenate="false"/>
    </style:style>
    <style:style style:name="Testu-zerr" style:display-name="Testu-zerr" style:family="paragraph" style:parent-style-name="Textbody" style:list-style-name="List1">
      <style:text-properties style:font-name="Charter" style:font-name-asian="Charter" style:font-name-complex="Charter" fo:hyphenate="false"/>
    </style:style>
    <style:style style:name="PreformattedText" style:display-name="Preformatted Text" style:family="paragraph" style:parent-style-name="Standard">
      <style:paragraph-properties fo:margin-bottom="0.0784in"/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Lizentzia" style:display-name="Lizentzia" style:family="paragraph" style:parent-style-name="Title">
      <style:text-properties fo:font-size="16pt" style:font-size-asian="16pt" fo:hyphenate="false"/>
    </style:style>
    <style:style style:name="Lizentzia-oharra" style:display-name="Lizentzia-oharra" style:family="paragraph" style:parent-style-name="Lizentzia">
      <style:text-properties fo:font-weight="normal" style:font-weight-asian="normal" fo:font-size="10pt" style:font-size-asian="10pt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none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Courier New" style:font-name-asian="Courier New" style:font-name-complex="Courier New" fo:font-size="10pt" style:font-size-asian="10pt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style:font-name-complex="Times New Roman" fo:color="#000080" style:text-underline-type="single" style:text-underline-style="solid" style:text-underline-width="auto" style:text-underline-mode="continuous" style:text-underline-color="font-color"/>
    </style:style>
    <style:style style:name="bukaerakoa" style:display-name="bukaerakoa" style:family="text">
      <style:text-properties style:font-name="DejaVu Serif" style:font-name-asian="DejaVu Serif" style:font-name-complex="DejaVu Serif" fo:font-weight="bold" style:font-weight-asian="bold" style:font-weight-complex="bold" fo:font-size="10pt" style:font-size-asian="10pt"/>
    </style:style>
    <style:style style:name="ttiki" style:display-name="ttiki" style:family="text" style:parent-style-name="bukaerakoa">
      <style:text-properties style:font-name="Droid Sans" style:font-name-asian="Droid Sans" style:font-name-complex="Droid Sans" fo:font-weight="normal" style:font-weight-asian="normal" style:font-weight-complex="bold" fo:font-size="8pt" style:font-size-asian="8pt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ACRONYM" style:display-name="ACRONYM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text:list-style style:name="List1" style:display-name="List 1">
      <text:list-level-style-bullet text:level="1" text:style-name="WW_CharLFO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format="1">
        <style:list-level-properties text:space-before="0in" text:min-label-width="0.3187in" text:list-level-position-and-space-mode="label-alignment">
          <style:list-level-label-alignment text:label-followed-by="listtab" fo:margin-left="0.3187in" fo:text-indent="-0.3187in"/>
        </style:list-level-properties>
      </text:outline-level-style>
      <text:outline-level-style text:level="2" style:num-prefix=" " style:num-format="1" text:display-levels="2">
        <style:list-level-properties text:space-before="0in" text:min-label-width="0.5395in" text:list-level-position-and-space-mode="label-alignment">
          <style:list-level-label-alignment text:label-followed-by="listtab" fo:margin-left="0.5395in" fo:text-indent="-0.5395in"/>
        </style:list-level-properties>
      </text:outline-level-style>
      <text:outline-level-style text:level="3" style:num-prefix=" " style:num-format="1" text:display-levels="3">
        <style:list-level-properties text:space-before="0in" text:min-label-width="0.4409in" text:list-level-position-and-space-mode="label-alignment">
          <style:list-level-label-alignment text:label-followed-by="listtab" fo:margin-left="0.4409in" fo:text-indent="-0.4409in"/>
        </style:list-level-properties>
      </text:outline-level-style>
      <text:outline-level-style text:level="4" style:num-pre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e Yang Peng</dc:creator>
    <meta:creation-date>2010-09-07T19:03:00Z</meta:creation-date>
    <dc:date>2015-12-26T18:03:00Z</dc:date>
    <meta:template xlink:href="Normal.dotm" xlink:type="simple"/>
    <meta:editing-cycles>434</meta:editing-cycles>
    <meta:editing-duration>PT193440S</meta:editing-duration>
    <meta:document-statistic meta:page-count="1" meta:paragraph-count="1" meta:word-count="4" meta:character-count="27" meta:row-count="1" meta:non-whitespace-character-count="24"/>
  </office:meta>
</office:document-meta>
</file>